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onuclar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AVERAGE([.A2:.A101])" office:value-type="float" office:value="13.36">
            <text:p>13,3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>
            <draw:frame table:end-cell-address="Sheet1.J30" table:end-x="0.836cm" table:end-y="0.399cm" draw:z-index="0" draw:style-name="gr1" draw:text-style-name="P1" svg:width="16.002cm" svg:height="9.006cm" svg:x="0.641cm" svg:y="0.426cm">
              <draw:object draw:notify-on-update-of-ranges="Sheet1.A1:Sheet1.A1 Sheet1.A2:Sheet1.A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2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3S</meta:editing-duration>
    <meta:editing-cycles>81</meta:editing-cycles>
    <meta:generator>OpenOffice/4.0.1$Win32 OpenOffice.org_project/401m5$Build-9714</meta:generator>
    <dc:date>2017-03-24T12:36:56.44</dc:date>
    <meta:document-statistic meta:table-count="3" meta:cell-count="10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899cm" svg:y="4.191cm" style:legend-expansion="high" chart:style-name="ch2"/>
        <chart:plot-area chart:style-name="ch3" table:cell-range-address="Sheet1.A1:Sheet1.A101" chart:data-source-has-labels="row" svg:x="0.77cm" svg:y="0.855cm" svg:width="12.489cm" svg:height="7.552cm">
          <chartooo:coordinate-region svg:x="1.391cm" svg:y="1.067cm" svg:width="11.588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uclar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2:Sheet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